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492d" officeooo:paragraph-rsid="0007492d"/>
    </style:style>
    <style:style style:name="P2" style:family="paragraph" style:parent-style-name="Standard">
      <style:text-properties officeooo:rsid="000788f5" officeooo:paragraph-rsid="000788f5"/>
    </style:style>
    <style:style style:name="P3" style:family="paragraph" style:parent-style-name="Standard">
      <style:text-properties officeooo:rsid="0007e285" officeooo:paragraph-rsid="0007e285"/>
    </style:style>
    <style:style style:name="P4" style:family="paragraph" style:parent-style-name="Standard">
      <style:text-properties officeooo:rsid="00089d36" officeooo:paragraph-rsid="00089d36"/>
    </style:style>
    <style:style style:name="P5" style:family="paragraph" style:parent-style-name="Standard">
      <style:text-properties officeooo:paragraph-rsid="00089d36"/>
    </style:style>
    <style:style style:name="P6" style:family="paragraph" style:parent-style-name="Standard">
      <style:text-properties officeooo:paragraph-rsid="000bd0f8"/>
    </style:style>
    <style:style style:name="P7" style:family="paragraph" style:parent-style-name="Standard">
      <style:text-properties officeooo:rsid="0012349f" officeooo:paragraph-rsid="0012349f"/>
    </style:style>
    <style:style style:name="P8" style:family="paragraph" style:parent-style-name="Standard">
      <style:text-properties officeooo:rsid="001366e4" officeooo:paragraph-rsid="001366e4"/>
    </style:style>
    <style:style style:name="P9" style:family="paragraph" style:parent-style-name="Standard">
      <style:text-properties officeooo:rsid="0015884e" officeooo:paragraph-rsid="0015884e"/>
    </style:style>
    <style:style style:name="P10" style:family="paragraph" style:parent-style-name="Standard">
      <style:text-properties officeooo:rsid="0016f613" officeooo:paragraph-rsid="0016f613"/>
    </style:style>
    <style:style style:name="P11" style:family="paragraph" style:parent-style-name="Standard">
      <style:text-properties officeooo:rsid="001837ca" officeooo:paragraph-rsid="001837ca"/>
    </style:style>
    <style:style style:name="P12" style:family="paragraph" style:parent-style-name="Standard">
      <style:text-properties officeooo:rsid="00184ded" officeooo:paragraph-rsid="00184ded"/>
    </style:style>
    <style:style style:name="P13" style:family="paragraph" style:parent-style-name="Standard">
      <style:text-properties officeooo:rsid="00191233" officeooo:paragraph-rsid="00191233"/>
    </style:style>
    <style:style style:name="P14" style:family="paragraph" style:parent-style-name="Standard">
      <style:text-properties officeooo:rsid="001a1725" officeooo:paragraph-rsid="001a1725"/>
    </style:style>
    <style:style style:name="P15" style:family="paragraph" style:parent-style-name="Standard">
      <style:text-properties officeooo:rsid="001b1fa7" officeooo:paragraph-rsid="001b1fa7"/>
    </style:style>
    <style:style style:name="P16" style:family="paragraph" style:parent-style-name="Standard" style:list-style-name="L1">
      <style:text-properties officeooo:rsid="0007492d" officeooo:paragraph-rsid="0007492d"/>
    </style:style>
    <style:style style:name="P17" style:family="paragraph" style:parent-style-name="Standard" style:list-style-name="L1">
      <style:text-properties officeooo:rsid="000788f5" officeooo:paragraph-rsid="000788f5"/>
    </style:style>
    <style:style style:name="P18" style:family="paragraph" style:parent-style-name="Standard" style:list-style-name="L2">
      <style:text-properties officeooo:rsid="000788f5" officeooo:paragraph-rsid="000788f5"/>
    </style:style>
    <style:style style:name="P19" style:family="paragraph" style:parent-style-name="Standard" style:list-style-name="L3">
      <style:text-properties officeooo:rsid="00089d36" officeooo:paragraph-rsid="00089d36"/>
    </style:style>
    <style:style style:name="P20" style:family="paragraph" style:parent-style-name="Standard" style:list-style-name="L4">
      <style:text-properties officeooo:rsid="000e1f5f" officeooo:paragraph-rsid="000e1f5f"/>
    </style:style>
    <style:style style:name="P21" style:family="paragraph" style:parent-style-name="Standard" style:list-style-name="L4">
      <style:text-properties officeooo:rsid="000fd7bc" officeooo:paragraph-rsid="000fd7bc"/>
    </style:style>
    <style:style style:name="P22" style:family="paragraph" style:parent-style-name="Standard" style:list-style-name="L4">
      <style:text-properties officeooo:rsid="00104618" officeooo:paragraph-rsid="00104618"/>
    </style:style>
    <style:style style:name="P23" style:family="paragraph" style:parent-style-name="Standard" style:list-style-name="L5">
      <style:text-properties officeooo:rsid="000bd0f8" officeooo:paragraph-rsid="000db31a"/>
    </style:style>
    <style:style style:name="P24" style:family="paragraph" style:parent-style-name="Standard" style:list-style-name="L5">
      <style:text-properties officeooo:rsid="000db31a" officeooo:paragraph-rsid="000db31a"/>
    </style:style>
    <style:style style:name="P25" style:family="paragraph" style:parent-style-name="Standard" style:list-style-name="L6">
      <style:text-properties officeooo:rsid="0012349f" officeooo:paragraph-rsid="0012349f"/>
    </style:style>
    <style:style style:name="P26" style:family="paragraph" style:parent-style-name="Standard" style:list-style-name="L6">
      <style:text-properties officeooo:rsid="001366e4" officeooo:paragraph-rsid="001366e4"/>
    </style:style>
    <style:style style:name="P27" style:family="paragraph" style:parent-style-name="Standard" style:list-style-name="L7">
      <style:text-properties officeooo:rsid="0016f613" officeooo:paragraph-rsid="0016f613"/>
    </style:style>
    <style:style style:name="P28" style:family="paragraph" style:parent-style-name="Standard" style:list-style-name="L7">
      <style:text-properties officeooo:rsid="0017d7e5" officeooo:paragraph-rsid="0017d7e5"/>
    </style:style>
    <style:style style:name="P29" style:family="paragraph" style:parent-style-name="Standard" style:list-style-name="L8">
      <style:text-properties officeooo:rsid="001b288e" officeooo:paragraph-rsid="001b288e"/>
    </style:style>
    <style:style style:name="P30" style:family="paragraph" style:parent-style-name="Standard" style:list-style-name="L8">
      <style:text-properties officeooo:rsid="001f13bf" officeooo:paragraph-rsid="001f13bf"/>
    </style:style>
    <style:style style:name="P31" style:family="paragraph" style:parent-style-name="Standard" style:list-style-name="L8">
      <style:text-properties officeooo:rsid="0020322b" officeooo:paragraph-rsid="0020322b"/>
    </style:style>
    <style:style style:name="P32" style:family="paragraph" style:parent-style-name="Standard" style:list-style-name="L5">
      <style:text-properties officeooo:rsid="002197d6" officeooo:paragraph-rsid="002197d6"/>
    </style:style>
    <style:style style:name="P33" style:family="paragraph" style:parent-style-name="Standard" style:list-style-name="L5">
      <style:text-properties officeooo:rsid="002342f2" officeooo:paragraph-rsid="002342f2"/>
    </style:style>
    <style:style style:name="T1" style:family="text">
      <style:text-properties officeooo:rsid="0007e285"/>
    </style:style>
    <style:style style:name="T2" style:family="text">
      <style:text-properties officeooo:rsid="00089d36"/>
    </style:style>
    <style:style style:name="T3" style:family="text">
      <style:text-properties officeooo:rsid="000a74f7"/>
    </style:style>
    <style:style style:name="T4" style:family="text">
      <style:text-properties officeooo:rsid="000bd0f8"/>
    </style:style>
    <style:style style:name="T5" style:family="text">
      <style:text-properties officeooo:rsid="000e1f5f"/>
    </style:style>
    <style:style style:name="T6" style:family="text">
      <style:text-properties officeooo:rsid="00144c0e"/>
    </style:style>
    <style:style style:name="T7" style:family="text">
      <style:text-properties officeooo:rsid="00184ded"/>
    </style:style>
    <style:style style:name="T8" style:family="text">
      <style:text-properties officeooo:rsid="0018cdfa"/>
    </style:style>
    <style:style style:name="T9" style:family="text">
      <style:text-properties officeooo:rsid="001a425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Maven là gì?</text:p>
      <text:p text:style-name="P1">- là 1 phần mền quản lý dự án, giúp hỗ trợ build project , tạo document ,test 1 cách tự động và dễ dàng hơn</text:p>
      <text:p text:style-name="P1">-giúp quá trình build dễ dàng hơn</text:p>
      <text:p text:style-name="P1">- cung cấp 1 chuẩn để xây dựng dự án</text:p>
      <text:p text:style-name="P1">-cung cấp các hướng dẫn để phát triển dự án tốt hơn</text:p>
      <text:p text:style-name="P1">-quản lý thông tin của dự án 1 cách chất lượng hơn,thư viện,plugin</text:p>
      <text:p text:style-name="P1">2, vòng đời của maven</text:p>
      <text:p text:style-name="P1">-3 vòng đời chính là default, clean, và site</text:p>
      <text:p text:style-name="P1">+ default là vòng đời build 1 project gồm các bước chính là :</text:p>
      <text:list xml:id="list8119276112089527240" text:style-name="L1">
        <text:list-item>
          <text:p text:style-name="P16">validate : kiểm tra xem đã đầy đủ các thuư viện, dữ liệu chưa</text:p>
        </text:list-item>
        <text:list-item>
          <text:p text:style-name="P16">compile: biên dịch chương trình sang dạng bytecode đuôi .class</text:p>
        </text:list-item>
        <text:list-item>
          <text:p text:style-name="P17">test : thực hiện các test theo 1 framework</text:p>
        </text:list-item>
        <text:list-item>
          <text:p text:style-name="P17">package : đóng gói các file đã biên dịch thành định dạng cho trước ,mặc định là jar</text:p>
        </text:list-item>
        <text:list-item>
          <text:p text:style-name="P17">install : cài đặt lên máy local thuongwf là ở thư mục .m2</text:p>
        </text:list-item>
        <text:list-item>
          <text:p text:style-name="P17">deploy : cài đặt trên máy chủ remote</text:p>
        </text:list-item>
      </text:list>
      <text:p text:style-name="P2">+clean</text:p>
      <text:list xml:id="list4728474227953236435" text:style-name="L2">
        <text:list-item>
          <text:p text:style-name="P18">pre-clean</text:p>
        </text:list-item>
        <text:list-item>
          <text:p text:style-name="P18">clean : xóa bỏ kết quả build ở lần trước</text:p>
        </text:list-item>
        <text:list-item>
          <text:p text:style-name="P18">post -clean</text:p>
        </text:list-item>
      </text:list>
      <text:p text:style-name="P2">*<text:span text:style-name="T1">khi chạy 1 lệnh ở vòng đời thì maven sẽ thực thi tất cả những lệnh trước nó</text:span></text:p>
      <text:p text:style-name="P14">+ tùy vào mục đích sử dụng thì sẽ gọi các phase khác nhau</text:p>
      <text:p text:style-name="P2">-<text:span text:style-name="T1">Maven sự dụng POM ( project object model ) và chia sẻ tất cả các plugin cho tất cả các dự án của maven</text:span></text:p>
      <text:p text:style-name="P3">+POM là 1 file xml lưu trữ tất cả thông tin của dự áa có trên là pom.xml sẽ tự động sinh ra khi tạo 1 dự án maven</text:p>
      <text:list xml:id="list5891671239400130420" text:style-name="L3">
        <text:list-item>
          <text:p text:style-name="P19">chứa tất cả các thông tin của dự án và cấu hình các plugin sử dụng trong dự án</text:p>
        </text:list-item>
        <text:list-item>
          <text:p text:style-name="P19">các thông tin được xác định với groupId, artifactId và version</text:p>
        </text:list-item>
      </text:list>
      <text:p text:style-name="P4">+Các plugin là các phần thềm ào để sử dụng trong dự án,có 2 loại plugin là build và report ( build sử dụng trong khi build project còn report để tạo report), <text:span text:style-name="T3">có 6 scope : compile, provided,runtime,test,system,import</text:span></text:p>
      <text:p text:style-name="P5"><text:span text:style-name="T2">+ </text:span><text:bookmark text:name="tw-target-text"/><text:span text:style-name="T2">các dependencies là các phần phụ thuộc được thêm vào để thực hiện, khi build maven project thì chương trình sẽ kiểm tra đã download các dependencie về máy chủ local chưa nếu chưa thì sẽ tự động download về và lưu lại để sự dụng cho những lần sau và các maven project khác</text:span></text:p>
      <text:p text:style-name="P5"/>
      <text:p text:style-name="P5">*<text:span text:style-name="T5">lợi ích của maven :</text:span></text:p>
      <text:list xml:id="list1577235412669965485" text:style-name="L4">
        <text:list-item>
          <text:p text:style-name="P20">giúp cài đặt 1 project đơn giản theo 1 chuẩn tốt nhất, có thể có được project và các module chỉ trong vài giây</text:p>
        </text:list-item>
        <text:list-item>
          <text:p text:style-name="P20">sử dụng thống nhất trên các dự án</text:p>
        </text:list-item>
        <text:list-item>
          <text:p text:style-name="P21">thêm các phần mở rộng,thư viện 1 cách tuự động và tự cập nhập chúng</text:p>
        </text:list-item>
        <text:list-item>
          <text:p text:style-name="P21">dễ dàng làm việc với nhiều project cùng lúc</text:p>
        </text:list-item>
        <text:list-item>
          <text:p text:style-name="P21">dễ dàng viết các plugin trong java hoặc các ngôn ngữ kịch bản</text:p>
        </text:list-item>
        <text:list-item>
          <text:p text:style-name="P22">truy cập nhanh các tính năng mới với việc bổ sung cáu hình ít hoặc k có</text:p>
        </text:list-item>
        <text:list-item>
          <text:p text:style-name="P22">có thể xây dựng các dự án thành các loại đầu ra được xác định trước như jar, war mà k cần kịch bản trong nhiều trường hợp</text:p>
        </text:list-item>
        <text:list-item>
          <text:p text:style-name="P22">tạo các document và báo cáo tự động</text:p>
        </text:list-item>
        <text:list-item>
          <text:p text:style-name="P22">có thể tích hợp với các chương trình kiểm soát nguồn nhưu git</text:p>
        </text:list-item>
        <text:list-item>
          <text:p text:style-name="P22">quản ly các dependency : có thể tải xuống và cập nhập các dependency cần thiết trong quá trình build và lưu lại trên local để sử dụng cho những lần tiếp theo và chia sẽ cho các dự án khác</text:p>
        </text:list-item>
      </text:list>
      <text:p text:style-name="P7"><text:soft-page-break/>+trọng tâm của maven là plugin,tất cả mọi việc để thực hiển bới các plugin ( có 2 mục địch, build và report)</text:p>
      <text:p text:style-name="P7"/>
      <text:p text:style-name="P5"/>
      <text:p text:style-name="P5"/>
      <text:p text:style-name="P6">+<text:span text:style-name="T4">XML( extendsible markup language) ngôn ngữ đánh dấu là 1 hệ thống của việc chú thích tài liệu theo dạng cú pháp có thể phân biệt được cho text, sử dụng các tag để phân biệt các đoạn</text:span></text:p>
      <text:list xml:id="list435906468895047387" text:style-name="L5">
        <text:list-item>
          <text:p text:style-name="P23">còn gọi là ngôn ngữ đánh dấu mở rộng, là 1 tập hợp con đơn giản có thể mô tả nhiều loại dữ liệu khác nhau nên rất hữu ích trong việc chia sẽ dữ liệu giữa các hệ thống ( xây dựng 1 ứng dujgn bàng c# và 1 ứng dụng bằng php thì 2 ngôn ngữ này k hiểu nhau nên ta dùng xml để trao đỗi dữ liệu</text:p>
        </text:list-item>
        <text:list-item>
          <text:p text:style-name="P24">tên thẻ k được bắt đầu bằng xml vì nó giống với thể khai báo header,không được chứa khoảng trắng</text:p>
        </text:list-item>
        <text:list-item>
          <text:p text:style-name="P32">sử dụng các tags(các tag trong HTML đều có ý nghĩa ) ,các tags trong xml chỉ đơn giản là để phân định ranh giới giữa các mẩu dữ liệu, việc đọc và xử lý dưx liệu đó hoanf toàn là nv của ứng dụng</text:p>
        </text:list-item>
        <text:list-item>
          <text:p text:style-name="P33">nếu có 1 lỗi trong file xml thì file sẽ ngừng hoạt động, còn html thì sẽ bỏ qua và chạy tiếp những cái còn lại</text:p>
        </text:list-item>
        <text:list-item>
          <text:p text:style-name="P33"/>
        </text:list-item>
      </text:list>
      <text:p text:style-name="P7">+POM </text:p>
      <text:list xml:id="list8346042378242153433" text:style-name="L6">
        <text:list-item>
          <text:p text:style-name="P25">project : thành phần quan trọng nhất</text:p>
        </text:list-item>
        <text:list-item>
          <text:p text:style-name="P26">modelVersion : phiền bản đnag sử dụng</text:p>
        </text:list-item>
        <text:list-item>
          <text:p text:style-name="P26">groupId: id của cty hoặc nhóm tạo dự án</text:p>
        </text:list-item>
        <text:list-item>
          <text:p text:style-name="P26">artifactId ; <text:span text:style-name="T6">các artifact của project chủ yếu là file jar được xac định dạng &lt;artifactId&gt;-&lt;version&gt;.&lt;Extention&gt; (ví dụ : myapp-1.0.jar)</text:span></text:p>
        </text:list-item>
        <text:list-item>
          <text:p text:style-name="P26">packaging : cho biết loại file sẽ tạo ra khi build (jar ,war )</text:p>
        </text:list-item>
        <text:list-item>
          <text:p text:style-name="P26">version : phiên bản của dự án</text:p>
        </text:list-item>
        <text:list-item>
          <text:p text:style-name="P26">name : tên của dự án</text:p>
        </text:list-item>
        <text:list-item>
          <text:p text:style-name="P26">url : đường dẫn của dự án,thường là nơi lưu tài liệu</text:p>
        </text:list-item>
        <text:list-item>
          <text:p text:style-name="P26">description : cấu hình các phần mở rộng của dự án, </text:p>
        </text:list-item>
      </text:list>
      <text:p text:style-name="P8"/>
      <text:p text:style-name="P9">+Mojo ( maven plain old java object) : laf phần mở rộng mục tiểu của plugin trong maven<text:line-break/> + pojo (plain old java object ) : là đôi tượng java cổ điển,nghĩa là k phụ thuộc vào gì khonog tuân theo gì mà chỉ đơn giản gồm thuộc tình và phương thưc ( không kế thừa )</text:p>
      <text:p text:style-name="P10">+plugin</text:p>
      <text:list xml:id="list7749099380630465033" text:style-name="L7">
        <text:list-item>
          <text:p text:style-name="P27">type : &lt;yourplugin&gt;-maven-plugin</text:p>
        </text:list-item>
        <text:list-item>
          <text:p text:style-name="P28">call : maven-&lt;yourplugin&gt;-plugin</text:p>
        </text:list-item>
      </text:list>
      <text:p text:style-name="P11">git là 1 hệ thống quản lý phiên bản</text:p>
      <text:p text:style-name="P11">chương <text:span text:style-name="T7">trình chỉ có 1 chức năng ,còn phầm mềm thì bao gồm nhiều chức năng trong đó</text:span></text:p>
      <text:p text:style-name="P15">+git pull là git fetch và git merge</text:p>
      <text:list xml:id="list3703624269203640417" text:style-name="L8">
        <text:list-item>
          <text:p text:style-name="P29">pull : lay nhung phan thay doi ve va tu dong merge tren branch hien tai</text:p>
        </text:list-item>
        <text:list-item>
          <text:p text:style-name="P29">fetch : lay nhung phan thay doi ve ,nhung merge thu cong</text:p>
        </text:list-item>
        <text:list-item>
          <text:p text:style-name="P30">reset : tro ve lan commit duoc chi dinh</text:p>
        </text:list-item>
        <text:list-item>
          <text:p text:style-name="P30">revert : quay ve va sua tai commit duoc chi dinh</text:p>
        </text:list-item>
        <text:list-item>
          <text:p text:style-name="P31">merge : merge 2 branch thi se tim diem khac nhau cua commit moi nhau tren moi luong ma tich hop lai</text:p>
        </text:list-item>
        <text:list-item>
          <text:p text:style-name="P31">rebase : (gop tu nhanh a ve master ) tao ra nhung commit copy o nhanh a va tich hop voi nhung cai khac o nhanh master , va xoa luon commit o nhanh a do. <text:s/>Rebase giup lam gon commit , de dang theo doi, gop cac commit lai</text:p>
        </text:list-item>
      </text:list>
      <text:p text:style-name="P12"><text:soft-page-break/>+fork : là ng dùng sẽ copy 1 bản sao của repo về kho của họ<text:span text:style-name="T8">(chỉ có trên github, không có trong git) và mún sử dụng thì clone về local</text:span></text:p>
      <text:p text:style-name="P13">+comflict : là trường hợp có sự thay đỗi trên cùng 1 dòng code khi merge và máy k thể tự xử lý được cái nào đúng, phải tự quyết định giữ lại dòng code nào</text:p>
      <text:p text:style-name="P12"/>
      <text:p text:style-name="P12"><text:s/>+phần mền hệ thống là phần mền thiết kế <text:s/>cho việc vân hành điều khiển phần cứng máy tính và cung cấp cho 1 kiến trúc cho veiejc chạy cáu ứng dụng</text:p>
      <text:p text:style-name="P12">- phần mềm tiệ ních giúp cho việc phân tính,cấu hình, đánh giá và bảo vệ máy tính</text:p>
      <text:p text:style-name="P12"/>
      <text:p text:style-name="P12"/>
      <text:p text:style-name="P12"/>
      <text:p text:style-name="P12"/>
      <text:p text:style-name="P12"/>
      <text:p text:style-name="P12"/>
      <text:p text:style-name="P12"/>
      <text:p text:style-name="P12">*unit <text:span text:style-name="T9">test : test những method đơn lẽ</text:span></text:p>
      <text:p text:style-name="P12">*integration <text:span text:style-name="T9">test : test những phần khác nhau ,các method khác nhau có làm việc với nhau được hay k,test cả ứng dụ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23:56:24.811224916</meta:creation-date>
    <dc:date>2017-09-18T04:00:35.358683511</dc:date>
    <meta:editing-duration>PT3H48M29S</meta:editing-duration>
    <meta:editing-cycles>10</meta:editing-cycles>
    <meta:generator>LibreOffice/5.1.6.2$Linux_X86_64 LibreOffice_project/10m0$Build-2</meta:generator>
    <meta:document-statistic meta:table-count="0" meta:image-count="0" meta:object-count="0" meta:page-count="3" meta:paragraph-count="74" meta:word-count="1304" meta:character-count="5794" meta:non-whitespace-character-count="4600"/>
  </office:meta>
</office:document-meta>
</file>